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5" style:parent-style-name="Times14_РИО2" style:family="paragraph">
      <style:paragraph-properties fo:text-align="center" fo:line-height="150%" fo:text-indent="0.5118in"/>
    </style:style>
    <style:style style:name="T16" style:parent-style-name="Названиекниги" style:family="text">
      <style:text-properties style:font-weight-complex="bold" fo:text-transform="uppercase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</style:style>
    <style:style style:name="T23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4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1" style:family="table-column">
      <style:table-column-properties style:column-width="3.0187in" style:use-optimal-column-width="false"/>
    </style:style>
    <style:style style:name="TableColumn32" style:family="table-column">
      <style:table-column-properties style:column-width="1.8118in" style:use-optimal-column-width="false"/>
    </style:style>
    <style:style style:name="TableColumn33" style:family="table-column">
      <style:table-column-properties style:column-width="2.0125in" style:use-optimal-column-width="false"/>
    </style:style>
    <style:style style:name="Table30" style:family="table">
      <style:table-properties style:width="6.843in" fo:margin-left="-0.075in" table:align="left"/>
    </style:style>
    <style:style style:name="TableRow34" style:family="table-row">
      <style:table-row-properties style:min-row-height="0.4263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6" style:parent-style-name="Основнойшрифтабзаца" style:family="text">
      <style:text-properties style:font-size-complex="14pt"/>
    </style:style>
    <style:style style:name="T37" style:parent-style-name="Основнойшрифтабзаца" style:family="text">
      <style:text-properties style:font-size-complex="14pt" fo:language="en" fo:country="US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size-complex="14p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  <style:text-properties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size-complex="14pt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Заголовок2" style:family="paragraph">
      <style:paragraph-properties fo:break-before="page"/>
    </style:style>
    <style:style style:name="P54" style:parent-style-name="Обычный" style:family="paragraph">
      <style:paragraph-properties style:vertical-align="auto" fo:margin-bottom="0.0833in" fo:text-indent="0.25in" fo:background-color="#FFFFFF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55" style:parent-style-name="Обычный" style:family="paragraph">
      <style:paragraph-properties style:vertical-align="auto" fo:margin-bottom="0.0833in" fo:text-indent="0.25in" fo:background-color="#FFFFFF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56" style:parent-style-name="Обычный" style:family="paragraph">
      <style:paragraph-properties style:vertical-align="auto" fo:margin-bottom="0.0833in" fo:text-indent="0.25in" fo:background-color="#FFFFFF"/>
      <style:text-properties fo:hyphenate="true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59" style:parent-style-name="Обычный" style:family="paragraph">
      <style:paragraph-properties style:vertical-align="auto" fo:margin-bottom="0.0833in" fo:text-indent="0.25in" fo:background-color="#FFFFFF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60" style:parent-style-name="Обычный" style:family="paragraph">
      <style:paragraph-properties style:vertical-align="auto" fo:margin-bottom="0.0833in" fo:text-indent="0.25in" fo:background-color="#FFFFFF"/>
      <style:text-properties fo:hyphenate="true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62" style:parent-style-name="Заголовок2" style:family="paragraph">
      <style:text-properties fo:font-weight="normal" style:font-weight-asian="normal" style:font-weight-complex="normal" fo:color="#000000" style:letter-kerning="false" style:language-asian="ru" style:country-asian="RU" style:language-complex="ar" style:country-complex="SA"/>
    </style:style>
    <style:style style:name="T63" style:parent-style-name="Основнойшрифтабзаца" style:family="text">
      <style:text-properties fo:font-style="italic" style:font-style-asian="italic" fo:language="en" fo:country="US"/>
    </style:style>
    <style:style style:name="T64" style:parent-style-name="Основнойшрифтабзаца" style:family="text">
      <style:text-properties fo:font-style="italic" style:font-style-asian="italic"/>
    </style:style>
    <style:style style:name="T65" style:parent-style-name="Основнойшрифтабзаца" style:family="text">
      <style:text-properties fo:font-style="italic" style:font-style-asian="italic" fo:language="en" fo:country="US"/>
    </style:style>
    <style:style style:name="T66" style:parent-style-name="Основнойшрифтабзаца" style:family="text">
      <style:text-properties fo:font-style="italic" style:font-style-asian="italic"/>
    </style:style>
    <style:style style:name="T67" style:parent-style-name="Основнойшрифтабзаца" style:family="text">
      <style:text-properties fo:font-style="italic" style:font-style-asian="italic" fo:language="en" fo:country="US"/>
    </style:style>
    <style:style style:name="T68" style:parent-style-name="Основнойшрифтабзаца" style:family="text">
      <style:text-properties fo:font-style="italic" style:font-style-asian="italic"/>
    </style:style>
    <style:style style:name="P69" style:parent-style-name="Textbody" style:family="paragraph"/>
    <style:style style:name="T70" style:parent-style-name="Основнойшрифтабзаца" style:family="text">
      <style:text-properties fo:font-style="italic" style:font-style-asian="italic" fo:language="en" fo:country="US"/>
    </style:style>
    <style:style style:name="T71" style:parent-style-name="Основнойшрифтабзаца" style:family="text">
      <style:text-properties fo:font-style="italic" style:font-style-asian="italic" fo:language="en" fo:country="US"/>
    </style:style>
    <style:style style:name="T72" style:parent-style-name="Основнойшрифтабзаца" style:family="text">
      <style:text-properties fo:font-style="italic" style:font-style-asian="italic"/>
    </style:style>
    <style:style style:name="T73" style:parent-style-name="Основнойшрифтабзаца" style:family="text">
      <style:text-properties fo:font-style="italic" style:font-style-asian="italic" fo:language="en" fo:country="US"/>
    </style:style>
    <style:style style:name="T74" style:parent-style-name="Основнойшрифтабзаца" style:family="text">
      <style:text-properties fo:font-style="italic" style:font-style-asian="italic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Textbody" style:family="paragraph"/>
    <style:style style:name="T77" style:parent-style-name="Основнойшрифтабзаца" style:family="text">
      <style:text-properties fo:font-style="italic" style:font-style-asian="italic" fo:language="en" fo:country="US"/>
    </style:style>
    <style:style style:name="T78" style:parent-style-name="Основнойшрифтабзаца" style:family="text">
      <style:text-properties fo:font-style="italic" style:font-style-asian="italic"/>
    </style:style>
    <style:style style:name="T79" style:parent-style-name="Основнойшрифтабзаца" style:family="text">
      <style:text-properties fo:font-style="italic" style:font-style-asian="italic" fo:language="en" fo:country="US"/>
    </style:style>
    <style:style style:name="T80" style:parent-style-name="Основнойшрифтабзаца" style:family="text">
      <style:text-properties fo:font-style="italic" style:font-style-asian="italic"/>
    </style:style>
    <style:style style:name="T81" style:parent-style-name="Основнойшрифтабзаца" style:family="text">
      <style:text-properties fo:font-style="italic" style:font-style-asian="italic" fo:language="en" fo:country="US"/>
    </style:style>
    <style:style style:name="P82" style:parent-style-name="Textbody" style:family="paragraph"/>
    <style:style style:name="T83" style:parent-style-name="Основнойшрифтабзаца" style:family="text">
      <style:text-properties fo:font-style="italic" style:font-style-asian="italic" fo:language="en" fo:country="US"/>
    </style:style>
    <style:style style:name="T84" style:parent-style-name="Основнойшрифтабзаца" style:family="text">
      <style:text-properties fo:font-style="italic" style:font-style-asian="italic"/>
    </style:style>
    <style:style style:name="T85" style:parent-style-name="Основнойшрифтабзаца" style:family="text">
      <style:text-properties fo:font-style="italic" style:font-style-asian="italic" fo:language="en" fo:country="US"/>
    </style:style>
    <style:style style:name="T86" style:parent-style-name="Основнойшрифтабзаца" style:family="text">
      <style:text-properties fo:font-style="italic" style:font-style-asian="italic"/>
    </style:style>
    <style:style style:name="T87" style:parent-style-name="Основнойшрифтабзаца" style:family="text">
      <style:text-properties fo:font-style="italic" style:font-style-asian="italic" fo:language="en" fo:country="US"/>
    </style:style>
    <style:style style:name="P88" style:parent-style-name="Textbody" style:family="paragraph">
      <style:paragraph-properties fo:text-indent="0in"/>
    </style:style>
    <style:style style:name="P89" style:parent-style-name="Textbody" style:family="paragraph">
      <style:paragraph-properties fo:text-indent="0in"/>
    </style:style>
    <style:style style:name="T90" style:parent-style-name="Основнойшрифтабзаца" style:family="text">
      <style:text-properties fo:font-style="italic" style:font-style-asian="italic" fo:language="en" fo:country="US"/>
    </style:style>
    <style:style style:name="T91" style:parent-style-name="Основнойшрифтабзаца" style:family="text">
      <style:text-properties fo:font-style="italic" style:font-style-asian="italic"/>
    </style:style>
    <style:style style:name="T92" style:parent-style-name="Основнойшрифтабзаца" style:family="text">
      <style:text-properties fo:font-style="italic" style:font-style-asian="italic" fo:language="en" fo:country="US"/>
    </style:style>
    <style:style style:name="T93" style:parent-style-name="Основнойшрифтабзаца" style:family="text">
      <style:text-properties fo:font-style="italic" style:font-style-asian="italic"/>
    </style:style>
    <style:style style:name="T94" style:parent-style-name="Основнойшрифтабзаца" style:family="text">
      <style:text-properties fo:font-style="italic" style:font-style-asian="italic" fo:language="en" fo:country="US"/>
    </style:style>
    <style:style style:name="T95" style:parent-style-name="Основнойшрифтабзаца" style:family="text">
      <style:text-properties fo:font-style="italic" style:font-style-asian="italic"/>
    </style:style>
    <style:style style:name="P96" style:parent-style-name="Textbody" style:family="paragraph">
      <style:paragraph-properties fo:text-indent="0in"/>
    </style:style>
    <style:style style:name="P97" style:parent-style-name="Textbody" style:family="paragraph">
      <style:paragraph-properties fo:text-indent="0in"/>
    </style:style>
    <style:style style:name="T98" style:parent-style-name="Основнойшрифтабзаца" style:family="text">
      <style:text-properties fo:font-weight="bold" style:font-weight-asian="bold"/>
    </style:style>
    <style:style style:name="P99" style:parent-style-name="Textbody" style:family="paragraph">
      <style:paragraph-properties fo:text-indent="0in"/>
    </style:style>
    <style:style style:name="T100" style:parent-style-name="Основнойшрифтабзаца" style:family="text">
      <style:text-properties fo:font-weight="bold" style:font-weight-asian="bold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font-style="italic" style:font-style-asian="italic" fo:language="en" fo:country="US"/>
    </style:style>
    <style:style style:name="T103" style:parent-style-name="Основнойшрифтабзаца" style:family="text">
      <style:text-properties fo:font-style="italic" style:font-style-asian="italic"/>
    </style:style>
    <style:style style:name="T104" style:parent-style-name="Основнойшрифтабзаца" style:family="text">
      <style:text-properties fo:font-style="italic" style:font-style-asian="italic" fo:language="en" fo:country="US"/>
    </style:style>
    <style:style style:name="T105" style:parent-style-name="Основнойшрифтабзаца" style:family="text">
      <style:text-properties fo:font-style="italic" style:font-style-asian="italic"/>
    </style:style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111" style:parent-style-name="Textbody" style:family="paragraph">
      <style:paragraph-properties fo:text-indent="0in"/>
    </style:style>
    <style:style style:name="P112" style:parent-style-name="Textbody" style:family="paragraph">
      <style:paragraph-properties fo:text-align="start" fo:margin-left="-0.0006in">
        <style:tab-stops/>
      </style:paragraph-properties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Обычный" style:family="paragraph">
      <style:text-properties style:font-name="Courier New" style:font-name-complex="Courier New" fo:font-size="11pt" style:font-size-asian="11pt"/>
    </style:style>
    <style:style style:name="P116" style:parent-style-name="Обычный" style:family="paragraph">
      <style:text-properties style:font-name="Courier New" style:font-name-complex="Courier New" fo:font-size="11pt" style:font-size-asian="11pt"/>
    </style:style>
    <style:style style:name="T117" style:parent-style-name="Основнойшрифтабзаца" style:family="text">
      <style:text-properties fo:language="en" fo:country="US"/>
    </style:style>
    <style:style style:name="P118" style:parent-style-name="Обычный" style:family="paragraph">
      <style:paragraph-properties fo:margin-left="0.4916in">
        <style:tab-stops/>
      </style:paragraph-properties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24" style:parent-style-name="Обычный" style:family="paragraph">
      <style:text-properties style:font-name="Courier New" style:font-name-complex="Courier New" fo:language="en" fo:country="US"/>
    </style:style>
    <style:style style:name="P125" style:parent-style-name="Обычный" style:family="paragraph">
      <style:text-properties style:font-name="Times New Roman" style:font-name-complex="Times New Roman" fo:font-size="14pt" style:font-size-asian="14pt" fo:language="en" fo:country="US"/>
    </style:style>
  </office:automatic-styles>
  <office:body>
    <office:text text:use-soft-page-breaks="true">
      <text:p text:style-name="P1"><text:span text:style-name="T3"><text:s/>МИНОБРНАУКИ РОССИИ</text:span>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<text:span text:style-name="T18">по лабораторной работе №</text:span><text:span text:style-name="T19">3</text:span></text:p>
      <text:p text:style-name="P20"><text:span text:style-name="T21">по дисциплине «Алгоритмы и Структуры Данных»</text:span></text:p>
      <text:p text:style-name="P22"><text:span text:style-name="T23">Тема:<text:s/></text:span><text:span text:style-name="T24">Очереди с приоритетом. Параллельная обработка</text:span></text:p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Студент гр.<text:s/></text:span><text:span text:style-name="T37">1303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Беззубов Д.В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Иванов Д.В.</text:p>
          </table:table-cell>
        </table:table-row>
      </table:table>
      <text:p text:style-name="P49"/>
      <text:p text:style-name="P50"/>
      <text:p text:style-name="P51">Санкт-Петербург</text:p>
      <text:p text:style-name="P52">2022</text:p>
      <text:soft-page-break/>
      <text:h text:style-name="P53" text:outline-level="2">Цель работы.</text:h>
      <text:p text:style-name="Textbody">Изучение структуры данных «мин-куча», реализация данной структуры данных для решения задачи распараллеливания обработки.</text:p>
      <text:h text:style-name="Заголовок2" text:outline-level="2">Задание.</text:h>
      <text:p text:style-name="P54">На<text:s/>вход<text:s/>программе<text:s/>подается<text:s/>число<text:s/>процессоров<text:s/>n<text:s/>и<text:s/>последовательность<text:s/>чисел<text:s/>t0 , . . . , tm−1 ,<text:s/>где<text:s/>ti<text:s/>—<text:s/>время,<text:s/>необходимое<text:s/>на<text:s/>обработку<text:s/>i-й<text:s/>задачи.</text:p>
      <text:p text:style-name="P55">Требуется для каждой задачи определить, какой процессор и в какое время начнёт её обрабатывать, предполагая, что каждая задача поступает на обработку первому освободившемуся процессору.</text:p>
      <text:p text:style-name="P56"><text:span text:style-name="T57">Ф</text:span><text:span text:style-name="T58">ормат входа.</text:span></text:p>
      <text:p text:style-name="P59">Первая<text:s/>строка<text:s/>входа<text:s/>содержит<text:s/>числа<text:s/>n<text:s/>и<text:s/>m.<text:s/>Вторая<text:s/>содержит<text:s/>числа<text:s/>t0 , . . . , tm−1 ,<text:s/>где<text:s/>ti<text:s/>—<text:s/>время,<text:s/>необходимое<text:s/>на<text:s/>обработку<text:s/>i-й<text:s/>задачи.<text:s/>Считаем,<text:s/>что<text:s/>и<text:s/>процессоры,<text:s/>и<text:s/>задачи<text:s/>нумеруются<text:s/>с<text:s/>нуля.</text:p>
      <text:p text:style-name="P60"><text:span text:style-name="T61">Формат выхода.</text:span></text:p>
      <text:h text:style-name="P62" text:outline-level="2">Выход должен содержать ровно m строк: i-я (считая с нуля) строка должна содержать номер процессора, который получит i-ю задачу на обработку, и время, когда это произойдёт.</text:h>
      <text:h text:style-name="Заголовок2" text:outline-level="2">Выполнение работы.</text:h>
      <text:p text:style-name="Textbody">Для реализации данной задачи был реализован класс<text:s/><text:span text:style-name="T63">Matrix</text:span><text:span text:style-name="T64">.<text:s/></text:span>Полями<text:s/>процессора<text:s/>являются<text:s/><text:span text:style-name="T65">id</text:span><text:span text:style-name="T66"><text:s/></text:span>(уникальный номер<text:s/>процессора) и поле<text:s/><text:span text:style-name="T67">time</text:span><text:span text:style-name="T68">,<text:s/></text:span>в котором хранится<text:s/>общее время работы процессора. В данном классе реализованы следующие методы:</text:p>
      <text:list text:style-name="LFO3" text:continue-numbering="true">
        <text:list-item>
          <text:p text:style-name="P69"><text:span text:style-name="T70">g</text:span><text:span text:style-name="T71">et</text:span><text:span text:style-name="T72">_</text:span><text:span text:style-name="T73">id</text:span><text:span text:style-name="T74">() –<text:s/></text:span>возвращает<text:s/><text:span text:style-name="T75">id</text:span><text:s/>данного процессора</text:p>
        </text:list-item>
        <text:list-item>
          <text:p text:style-name="P76"><text:span text:style-name="T77">get</text:span><text:span text:style-name="T78">_</text:span><text:span text:style-name="T79">time</text:span><text:span text:style-name="T80">() –</text:span><text:s/>возвращает значение, хранящееся в поле<text:s/><text:span text:style-name="T81">time</text:span></text:p>
        </text:list-item>
        <text:list-item>
          <text:p text:style-name="P82"><text:span text:style-name="T83">raise</text:span><text:span text:style-name="T84">_</text:span><text:span text:style-name="T85">time</text:span><text:span text:style-name="T86">() –<text:s/></text:span>увеличивает значение в поле<text:s/><text:span text:style-name="T87">time</text:span></text:p>
        </text:list-item>
      </text:list>
      <text:p text:style-name="P88">Так же был<text:s/>перегружен<text:s/>оператор сравнения «&lt;».</text:p>
      <text:p text:style-name="P89"><text:tab/>Кроме того, была реализована функция<text:s/><text:span text:style-name="T90">heapify</text:span><text:span text:style-name="T91">(</text:span><text:span text:style-name="T92">arr</text:span><text:span text:style-name="T93">,<text:s/></text:span><text:span text:style-name="T94">i</text:span><text:span text:style-name="T95">)</text:span>,<text:s/>преобразующая список в мин-кучу.<text:s/>Индекс родительского узла передается в функцию, вычисляются правый и левый ребенок. Затем каждый из детей сравнивается с родительским узлом. В случае, если родительский узел не меньше детей, то минимальный из них ставится на место родительского узла, а затем функция<text:s/><text:soft-page-break/>рекурсивно вызывается вновь, но в качестве индекса родительского узла передается уже новый минимум.</text:p>
      <text:p text:style-name="P96"><text:tab/>Функция вызывается в цикле для элементов списка, начиная с середины списка, до -1 элемента с шагом один. Такой проход позволяет восстановить правильный порядок элементов мин-кучи.</text:p>
      <text:p text:style-name="P97"><text:tab/><text:span text:style-name="T98">Тестирование программы.</text:span></text:p>
      <text:p text:style-name="P99"><text:span text:style-name="T100"><text:tab/></text:span>Тестирование функции сортировки производится с помощью<text:s/><text:span text:style-name="T101">unit</text:span>-тестов, описанных в файле<text:s/><text:span text:style-name="T102">test</text:span><text:span text:style-name="T103">.</text:span><text:span text:style-name="T104">py</text:span><text:span text:style-name="T105">.<text:s/></text:span>Данные тесты покрывают следующие случаи:</text:p>
      <text:list text:style-name="LFO4" text:continue-numbering="true">
        <text:list-item>
          <text:p text:style-name="P106">На вход подается<text:s/>2 процессора и 5 различных задач</text:p>
        </text:list-item>
        <text:list-item>
          <text:p text:style-name="P107">На вход подается<text:s/>несколько задач для одного процессора</text:p>
        </text:list-item>
        <text:list-item>
          <text:p text:style-name="P108">На вход подаются<text:s/>2 процессора и список задач, таких что время выполнения одной больше суммы времени выполнения остальных задач</text:p>
        </text:list-item>
        <text:list-item>
          <text:p text:style-name="P109">На вход подается несколько процессоров, кол-во задач кратно их числу, каждая задача выполняется за 1 единицу времени.</text:p>
        </text:list-item>
      </text:list>
      <text:p text:style-name="P110">Вывод.</text:p>
      <text:p text:style-name="Textbody">В ходе выполнения данной лабораторной работы была освоена структура данных «мин-куча». Реализована программа, выполняющая<text:s/>распределение задач для параллельного выполнения процессорами.<text:s/>Написанная программа покрыта юнит-тестами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11"/>
      <text:soft-page-break/>
      <text:h text:style-name="Заголовок11" text:outline-level="1">Приложение А<text:line-break/>Исходный код программы</text:h>
      <text:p text:style-name="P112">Название файла:<text:s/><text:span text:style-name="T113">main</text:span>.<text:span text:style-name="T114">py</text:span></text:p>
      <text:p text:style-name="P115">class proc:<text:line-break/><text:s text:c="4"/>def __init__(self, time, id):<text:line-break/><text:s text:c="8"/>self.time = time<text:line-break/><text:s text:c="8"/>self.id = id<text:line-break/><text:line-break/><text:s text:c="4"/>def get_id(self):<text:line-break/><text:s text:c="8"/>return self.id<text:line-break/><text:line-break/><text:s text:c="4"/>def get_time(self):<text:line-break/><text:s text:c="8"/>return self.time<text:line-break/><text:line-break/><text:s text:c="4"/>def raise_time(self, time):<text:line-break/><text:s text:c="8"/>self.time+=time<text:line-break/><text:line-break/><text:s text:c="4"/>def __lt__(self, other):<text:line-break/><text:s text:c="8"/>if self.get_time() == other.get_time():<text:line-break/><text:s text:c="12"/>return self.get_id() &lt; other.get_id()<text:line-break/><text:s text:c="8"/>return self.get_time() &lt; other.get_time()<text:line-break/><text:line-break/>def heapify(arr, i):<text:line-break/><text:s text:c="4"/>minn = i <text:s/># Initialize largest as root<text:line-break/><text:s text:c="4"/>l = 2 * i + 1 <text:s/># left = 2*i + 1<text:line-break/><text:s text:c="4"/>r = 2 * i + 2 <text:s/># right = 2*i + 2<text:line-break/><text:line-break/><text:s text:c="4"/>if l &lt; len(arr) and arr[l] &lt; arr[minn]:<text:line-break/><text:s text:c="8"/>minn = l<text:line-break/><text:line-break/><text:s text:c="4"/>if r &lt; len(arr) and arr[r] &lt; arr[minn]:<text:line-break/><text:s text:c="8"/>minn = r<text:line-break/><text:line-break/><text:s text:c="4"/>if minn != i:<text:line-break/><text:s text:c="8"/>arr[i], arr[minn] = arr[minn], arr[i]<text:line-break/><text:s text:c="8"/>heapify(arr, minn)<text:line-break/><text:line-break/>def run(arr, t_proc):<text:line-break/><text:s text:c="4"/>res = []<text:line-break/><text:s text:c="4"/>for elem in t_proc:<text:line-break/><text:s text:c="8"/>for i in range(len(arr)//2-1, -1, -1):<text:line-break/><text:s text:c="12"/>heapify(arr, i)<text:line-break/><text:s text:c="8"/>res.append((arr[0].get_id(), arr[0].get_time()))<text:line-break/><text:s text:c="8"/>arr[0].raise_time(elem)<text:line-break/><text:s text:c="4"/>return res<text:line-break/><text:line-break/>def main():<text:line-break/><text:s text:c="4"/>n, m = map(int, input().split())<text:line-break/><text:s text:c="4"/>t_proc = list(map(int, input().split()))<text:line-break/><text:line-break/><text:s text:c="4"/>arr = [proc(0, i) for i in range(n)]<text:line-break/><text:line-break/><text:s text:c="4"/>res = run(arr, t_proc)<text:line-break/><text:s text:c="4"/>for elem in <text:s/>res:<text:line-break/><text:s text:c="8"/>print(*elem)<text:line-break/><text:soft-page-break/><text:line-break/>if __name__ == "__main__":<text:line-break/><text:s text:c="4"/>main()</text:p>
      <text:p text:style-name="P116"/>
      <text:h text:style-name="Заголовок11" text:outline-level="1">Приложение Б<text:line-break/>Исходный код<text:s/><text:span text:style-name="T117">UNIT</text:span>-ТЕСТОВ</text:h>
      <text:p text:style-name="P118"><text:span text:style-name="T119">Название</text:span><text:span text:style-name="T120"><text:s/></text:span><text:span text:style-name="T121">файла</text:span><text:span text:style-name="T122">:<text:s/></text:span><text:span text:style-name="T123">test.py</text:span></text:p>
      <text:p text:style-name="P124">from qsort import *<text:line-break/>import pytest<text:line-break/><text:line-break/>def test_normal_proc():<text:line-break/><text:s text:c="4"/>t_proc = [1,2,3,4,5]<text:line-break/><text:s text:c="4"/>arr = [proc(0,i) for i in range(2)]<text:line-break/><text:s text:c="4"/>res = run(arr, t_proc)<text:line-break/><text:s text:c="4"/>assert res == [(0,0), (1,0), (0,1), (1,2), (0,4)]<text:line-break/><text:line-break/>def test_one_proc():<text:line-break/><text:s text:c="4"/>t_proc = [1, 2, 3]<text:line-break/><text:s text:c="4"/>arr = [proc(0, i) for i in range(1)]<text:line-break/><text:s text:c="4"/>res = run(arr, t_proc)<text:line-break/><text:s text:c="4"/>assert res == [(0, 0), (0, 1), (0, 3)]<text:line-break/><text:line-break/>def test_two_proc():<text:line-break/><text:s text:c="4"/>t_proc = [15, 2, 3, 4, 5]<text:line-break/><text:s text:c="4"/>arr = [proc(0, i) for i in range(2)]<text:line-break/><text:s text:c="4"/>res = run(arr, t_proc)<text:line-break/><text:s text:c="4"/>assert res == [(0, 0), (1, 0), (1, 2), (1, 5), (1, 9)]<text:line-break/><text:line-break/>def test_little_time():<text:line-break/><text:s text:c="4"/>t_proc = [1,1,1,1,1,1,1,1]<text:line-break/><text:s text:c="4"/>arr = [proc(0, i) for i in range(4)]<text:line-break/><text:s text:c="4"/>res = run(arr, t_proc)<text:line-break/><text:s text:c="4"/>assert res == [(0, 0), (1, 0), (2, 0), (3, 0), (0, 1), (1, 1), (2, 1), (3,1)]</text:p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1" style:display-name="Заголовок 11" style:family="paragraph" style:parent-style-name="Обычный" style:next-style-name="Основнойтекст" style:default-outline-level="1">
      <style:paragraph-properties fo:keep-with-next="always" fo:text-align="center" style:vertical-align="auto" fo:line-height="150%"/>
      <style:text-properties style:font-name="Times New Roman" style:font-name-asian="Microsoft YaHei" fo:font-weight="bold" style:font-weight-asian="bold" style:font-weight-complex="bold" fo:text-transform="uppercase" fo:font-size="14pt" style:font-size-asian="14pt" style:font-size-complex="18pt" fo:hyphenate="false"/>
    </style:style>
    <style:style style:name="Заголовок21" style:display-name="Заголовок 21" style:family="paragraph" style:parent-style-name="Обычный" style:next-style-name="Основнойтекст" style:default-outline-level="2">
      <style:paragraph-properties fo:keep-with-next="always" fo:text-align="justify" style:vertical-align="auto" fo:line-height="150%" fo:text-indent="0.4923in"/>
      <style:text-properties style:font-name="Times New Roman" style:font-name-asian="Microsoft YaHei" fo:font-weight="bold" style:font-weight-asian="bold" style:font-weight-complex="bold" fo:font-size="14pt" style:font-size-asian="14pt" style:font-size-complex="16pt" fo:hyphenate="false"/>
    </style:style>
    <style:style style:name="Заголовок31" style:display-name="Заголовок 31" style:family="paragraph" style:parent-style-name="Обычный" style:next-style-name="Основнойтекст" style:default-outline-level="3">
      <style:paragraph-properties fo:keep-with-next="always" fo:text-align="justify" style:vertical-align="auto" fo:line-height="150%" fo:text-indent="0.4923in"/>
      <style:text-properties style:font-name="Times New Roman" style:font-name-asian="Microsoft YaHei" fo:font-weight="bold" style:font-weight-asian="bold" style:font-weight-complex="bold" fo:font-style="italic" style:font-style-asian="italic" fo:font-size="14pt" style:font-size-asian="14pt" style:font-size-complex="14pt" fo:hyphenate="false"/>
    </style:style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style:font-size-complex="10.5pt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size-complex="10.5pt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аниил Беззубов</meta:initial-creator>
    <dc:creator>Даниил Беззубов</dc:creator>
    <meta:creation-date>2022-10-06T21:15:00Z</meta:creation-date>
    <dc:date>2022-11-10T18:05:00Z</dc:date>
    <meta:template xlink:href="Normal.dotm" xlink:type="simple"/>
    <meta:editing-cycles>4</meta:editing-cycles>
    <meta:editing-duration>PT3000S</meta:editing-duration>
    <meta:document-statistic meta:page-count="5" meta:paragraph-count="10" meta:word-count="775" meta:character-count="5188" meta:row-count="36" meta:non-whitespace-character-count="4423"/>
  </office:meta>
</office:document-meta>
</file>